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o1" style:family="table-column">
      <style:table-column-properties fo:break-before="auto" style:column-width="6.87916666666667cm" style:use-optimal-column-width="true"/>
    </style:style>
    <style:style style:name="co2" style:family="table-column">
      <style:table-column-properties fo:break-before="auto" style:column-width="2.27541666666667cm" style:use-optimal-column-width="true"/>
    </style:style>
    <style:style style:name="co3" style:family="table-column">
      <style:table-column-properties fo:break-before="auto" style:column-width="14.208125cm" style:use-optimal-column-width="true"/>
    </style:style>
    <style:style style:name="co4" style:family="table-column">
      <style:table-column-properties fo:break-before="auto" style:column-width="8.78416666666667cm" style:use-optimal-column-width="true"/>
    </style:style>
    <style:style style:name="co5" style:family="table-column">
      <style:table-column-properties fo:break-before="auto" style:column-width="0.529166666666667cm" style:use-optimal-column-width="true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ainboard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5">
            <text:p>VALUE</text:p>
          </table:table-cell>
          <table:table-cell office:value-type="string" table:style-name="ce5">
            <text:p>COUNT</text:p>
          </table:table-cell>
          <table:table-cell office:value-type="string" table:style-name="ce5">
            <text:p>REF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1">
            <text:p>1n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2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2.2n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7nF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20 C21 C22 C23 C24 C25 C26 C27 C28 C55 C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.01uF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42 C47 C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1 C6 C11 C12 C15 C16 C17 C18 C29 C31 C33 C34 C35 C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.1uF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45 C51 C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uF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4 C5 C7 C9 C10 C13 C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uF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37 C38 C40 C41 C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2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3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2u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44 C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u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3 C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u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36 C39 C43 C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0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T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P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CONN_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N_5X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TRS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GND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-3V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3V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+2V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-2V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CONN_2X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10</text:p>
          </table:table-cell>
          <table:table-cell table:number-columns-repeated="16381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24 R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7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1 R2 R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99K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11 R12 R13 R14 R15 R16 R17 R18 R19 R20 R21 R22 R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6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5 R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7 R8 R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99K 0.10%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R9</text:p>
          </table:table-cell>
          <table:table-cell table:style-name="ce1"/>
          <table:table-cell office:value-type="string" table:style-name="ce1">
            <text:p>~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MT_BUTT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NO BIAS FIL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A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A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5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CLKSEL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8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REF-SRB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1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DAISY_CS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J2 SJ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DAISY_OUT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2">
            <text:p>I2C Address Select (2&amp;3NC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J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24C2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AGLEBONE_BLA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UC3L0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UETOOTH-RN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PU60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PA23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S12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PD4E001DBV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5 U6 U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PS604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PS732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PS723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12</text:p>
          </table:table-cell>
          <table:table-cell table:number-columns-repeated="16381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raham Kelly</meta:initial-creator>
    <dc:creator>Graham Kelly</dc:creator>
    <meta:creation-date>2015-09-16T01:13:00Z</meta:creation-date>
    <dc:date>2015-09-16T01:13:00Z</dc:date>
  </office:meta>
</office:document-meta>
</file>